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ffff00"/>
      <style:text-properties fo:color="#000000"/>
    </style:style>
    <style:style style:name="ce8" style:family="table-cell" style:parent-style-name="Default">
      <style:text-properties fo:color="#000000"/>
    </style:style>
    <style:style style:name="ce9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a933" fo:font-weight="bold" style:font-weight-asian="bold" style:font-weight-complex="bold"/>
    </style:style>
    <style:style style:name="ce13" style:family="table-cell" style:parent-style-name="Default">
      <style:text-properties fo:color="#ff0000" fo:font-weight="bold" style:font-weight-asian="bold" style:font-weight-complex="bold"/>
    </style:style>
    <style:style style:name="ce14" style:family="table-cell" style:parent-style-name="Default">
      <style:text-properties fo:color="#2a6099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6" style:family="table-cell" style:parent-style-name="pd1">
      <style:table-cell-properties fo:background-color="#ff99ff"/>
    </style:style>
    <style:style style:name="ce17" style:family="table-cell" style:parent-style-name="Default">
      <style:table-cell-properties fo:background-color="#ff99ff"/>
    </style:style>
    <style:style style:name="ce18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19" style:family="table-cell" style:parent-style-name="pd1">
      <style:table-cell-properties fo:background-color="#99ff66"/>
    </style:style>
    <style:style style:name="ce20" style:family="table-cell" style:parent-style-name="Default">
      <style:table-cell-properties fo:background-color="#99ff66"/>
    </style:style>
    <style:style style:name="ce21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2" style:family="table-cell" style:parent-style-name="Default"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ff6600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17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2" table:default-cell-style-name="ce24"/>
        <table:table-column table:style-name="co1" table:number-columns-repeated="14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16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19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3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5" office:value-type="string" calcext:value-type="string">
            <text:p>ExtraNotes</text:p>
          </table:table-cell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7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7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7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7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7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7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7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7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7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7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2 AIR_SLASH ; 25 MEGA_DRAIN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7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7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2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7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7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7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2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7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7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7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7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7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7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7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7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7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7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7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7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TACKLE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7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7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TACKLE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7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SCRATC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TACKLE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7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SCRATCH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TACKLE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7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CRATCH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TACKLE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2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7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7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7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7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7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7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7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7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2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7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3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7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7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7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7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2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7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7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7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7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7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7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7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7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7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7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7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7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2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7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7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7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7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7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7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7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2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7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7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 ; EV_ITEM, LINK_CABLE, 1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7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2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7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7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 ; EV_ITEM, LINK_CABLE, 1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7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7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7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7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, CURSE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7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7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7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7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 ; EV_ITEM, LINK_CABLE, 1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7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7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7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7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7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2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7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4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7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7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2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7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3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7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7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7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7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7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7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7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7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7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7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 ; EV_ITEM, LINK_CABLE, 1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7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2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7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2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7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2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7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7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7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7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7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7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7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7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7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7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7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2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7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7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7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2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7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2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7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2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7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7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7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7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7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1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7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7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7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3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7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2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7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3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18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7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2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7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7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7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1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7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7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7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7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7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2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2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7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7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2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7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4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2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7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3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7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2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2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7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7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2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7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2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7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4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7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2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2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7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2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7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3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7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2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7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7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1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7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2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7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7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7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7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7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7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7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5" office:value-type="float" office:value="130" calcext:value-type="float">
            <text:p>130</text:p>
          </table:table-cell>
          <table:table-cell table:style-name="ce10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7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7" office:value-type="float" office:value="95" calcext:value-type="float">
            <text:p>95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7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110" calcext:value-type="float">
            <text:p>110</text:p>
          </table:table-cell>
          <table:table-cell table:style-name="ce10" office:value-type="float" office:value="130" calcext:value-type="float">
            <text:p>130</text:p>
          </table:table-cell>
          <table:table-cell table:style-name="ce15" office:value-type="float" office:value="65" calcext:value-type="float">
            <text:p>65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7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6" office:value-type="float" office:value="65" calcext:value-type="float">
            <text:p>65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10" calcext:value-type="float">
            <text:p>110</text:p>
          </table:table-cell>
          <table:table-cell table:style-name="ce15" office:value-type="float" office:value="130" calcext:value-type="float">
            <text:p>130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7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float" office:value="65" calcext:value-type="float">
            <text:p>65</text:p>
          </table:table-cell>
          <table:table-cell table:style-name="ce15" office:value-type="float" office:value="130" calcext:value-type="float">
            <text:p>130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7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2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7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3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2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7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3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7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7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7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7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7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2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7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7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7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7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7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7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7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7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7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2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7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7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09" calcext:value-type="float">
            <text:p>109</text:p>
          </table:table-cell>
          <table:table-cell table:number-columns-repeated="2" table:style-name="ce9" office:value-type="float" office:value="131" calcext:value-type="float">
            <text:p>131</text:p>
          </table:table-cell>
          <table:table-cell table:style-name="ce9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7"/>
        </table:table-row>
        <table:table-row table:style-name="ro1" table:number-rows-repeated="1048388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1" table:target-range-address="Sheet1.A1:Sheet1.Y18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8-20">00/00/0000</text:date>, <text:time style:data-style-name="N2" text:time-value="18:52:43.969590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8-20T18:55:09.548943339</dc:date>
    <meta:editing-duration>P45DT21H54M10S</meta:editing-duration>
    <meta:editing-cycles>377</meta:editing-cycles>
    <dc:creator>Michael </dc:creator>
    <meta:document-statistic meta:table-count="2" meta:cell-count="4580" meta:object-count="0"/>
  </office:meta>
</office:document-meta>
</file>